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12cm" svg:stroke-color="#77bc65" draw:marker-start="" draw:marker-start-width="0.517cm" draw:marker-end-width="0.517cm" draw:fill-color="#3faf46" draw:textarea-horizontal-align="justify" draw:textarea-vertical-align="middle" draw:auto-grow-height="false" fo:min-height="4.573cm" fo:min-width="5.202cm" fo:padding-top="0.23cm" fo:padding-bottom="0.23cm" fo:padding-left="0.355cm" fo:padding-right="0.3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663cm"/>
    </style:style>
    <style:style style:name="gr3" style:family="graphic" style:parent-style-name="objectwithoutfill">
      <style:graphic-properties svg:stroke-width="0.3cm" svg:stroke-color="#999999" draw:marker-start="Circle" draw:marker-start-width="0.5cm" draw:marker-end="Circle" draw:marker-end-width="0.5cm" draw:fill="solid" draw:textarea-vertical-align="middle" fo:padding-top="0.275cm" fo:padding-bottom="0.275cm" fo:padding-left="0.4cm" fo:padding-right="0.4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3faf46"/>
      <style:paragraph-properties fo:text-align="center"/>
    </style:style>
    <style:style style:name="P2" style:family="paragraph">
      <style:text-properties fo:color="#666666" style:font-name="Lato" fo:font-size="78pt" fo:font-weight="bold" style:font-size-asian="78pt" style:font-weight-asian="bold" style:font-size-complex="78pt" style:font-weight-complex="bold"/>
    </style:style>
    <style:style style:name="P3" style:family="paragraph">
      <loext:graphic-properties draw:fill="none" draw:fill-color="#ffffff"/>
      <style:text-properties fo:color="#666666" style:font-name="Lato" fo:font-size="78pt" fo:font-weight="bold" style:font-size-asian="78pt" style:font-weight-asian="bold" style:font-size-complex="78pt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666666" style:font-name="Lato" fo:font-size="78pt" fo:font-weight="bold" style:font-size-asian="78pt" style:font-weight-asian="bold" style:font-size-complex="78pt" style:font-weight-complex="bold"/>
    </style:style>
    <style:style style:name="T2" style:family="text">
      <style:text-properties fo:color="#333333" style:font-name="Lato" fo:font-size="78pt" fo:font-weight="bold" style:font-size-asian="78pt" style:font-weight-asian="bold" style:font-size-complex="7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9.4cm" svg:height="8.001cm" draw:transform="rotate (1.5707963267949) translate (6.399cm 12.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3" draw:layer="layout" svg:width="8.2cm" svg:height="3.913cm" svg:x="6.4cm" svg:y="4.987cm">
          <draw:text-box>
            <text:p text:style-name="P2"><text:span text:style-name="T1">tidy</text:span><text:span text:style-name="T2">sq</text:span></text:p>
          </draw:text-box>
        </draw:frame>
        <draw:line draw:style-name="gr3" draw:text-style-name="P4" draw:layer="layout" svg:x1="6.677cm" svg:y1="8.2cm" svg:x2="10.277cm" svg:y2="8.2cm">
          <text:p/>
        </draw:line>
        <draw:line draw:style-name="gr3" draw:text-style-name="P4" draw:layer="layout" svg:x1="8.177cm" svg:y1="8.9cm" svg:x2="14.077cm" svg:y2="8.9cm">
          <text:p/>
        </draw:line>
        <draw:line draw:style-name="gr3" draw:text-style-name="P4" draw:layer="layout" svg:x1="9.977cm" svg:y1="9.6cm" svg:x2="12.277cm" svg:y2="9.6cm">
          <text:p/>
        </draw:line>
        <draw:line draw:style-name="gr3" draw:text-style-name="P4" draw:layer="layout" svg:x1="8.477cm" svg:y1="10.4cm" svg:x2="10.777cm" svg:y2="10.4cm">
          <text:p/>
        </draw:line>
        <draw:line draw:style-name="gr3" draw:text-style-name="P4" draw:layer="layout" svg:x1="11.277cm" svg:y1="8.2cm" svg:x2="12.877cm" svg:y2="8.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23:03:44.784572876</meta:creation-date>
    <dc:date>2019-08-07T23:37:32.410872142</dc:date>
    <meta:editing-duration>PT13M24S</meta:editing-duration>
    <meta:editing-cycles>6</meta:editing-cycles>
    <meta:generator>LibreOffice/6.2.5.2$Linux_X86_64 LibreOffice_project/20$Build-2</meta:generator>
    <meta:document-statistic meta:object-count="30"/>
  </office:meta>
</office:document-meta>
</file>